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 style:list-style-name="L1">
      <style:paragraph-properties fo:margin-left="-0.609cm" fo:margin-right="0cm" fo:text-indent="0cm" style:auto-text-indent="false"/>
    </style:style>
    <style:style style:name="P5" style:family="paragraph" style:parent-style-name="Text_20_body">
      <style:paragraph-properties fo:padding="0cm" fo:border-left="none" fo:border-right="none" fo:border-top="0.035cm solid #000000" fo:border-bottom="none" style:shadow="none"/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h text:style-name="Heading_20_3" text:outline-level="3">#SOUSTITRE</text:h>
      <text:p text:style-name="P2">#DESCRIPTIF</text:p>
      <text:p text:style-name="Text_20_body">[</text:p>
      <text:p text:style-name="P3">(#CHAPO)]</text:p>
      <text:p text:style-name="Text_20_body"/>
      <text:p text:style-name="Text_20_body">#TEXTE</text:p>
      <text:p text:style-name="Text_20_body"/>
      <text:list text:style-name="L1">
        <text:list-item>
          <text:p text:style-name="P4">pour les administrateurs restreints : impossibilité de modifier le <text:span text:style-name="Gras">statut</text:span> et l’<text:span text:style-name="Gras">adresse électronique</text:span> des rédacteurs ; </text:p>
        </text:list-item>
        <text:list-item>
          <text:p text:style-name="P4">pour les rédacteurs : impossibilité de modifier leur <text:span text:style-name="Gras">nom</text:span> et leur <text:span text:style-name="Gras">mot de passe</text:span>.</text:p>
        </text:list-item>
      </text:list>
      <text:p text:style-name="Text_20_body">#PS</text:p>
      <text:p text:style-name="Text_20_body"/>
      <text:p text:style-name="Text_20_body">[</text:p>
      <text:p text:style-name="P5">(#NOTES)]</text:p>
      <text:p text:style-name="P5"/>
      <text:p text:style-name="P5">&lt;/BOUCLE_page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Cedric MORIN</meta:initial-creator>
    <meta:creation-date>2007-01-31T20:19:43</meta:creation-date>
    <dc:creator>Cedric MORIN</dc:creator>
    <dc:date>2007-02-06T23:33:01</dc:date>
    <dc:language>fr-FR</dc:language>
    <meta:editing-cycles>17</meta:editing-cycles>
    <meta:editing-duration>P2DT16H3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47" meta:character-count="340"/>
  </office:meta>
</office:document-meta>
</file>